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ec3" officeooo:paragraph-rsid="00185ec3"/>
    </style:style>
    <style:style style:name="T1" style:family="text">
      <style:text-properties officeooo:rsid="0017d5f4"/>
    </style:style>
    <style:style style:name="T2" style:family="text">
      <style:text-properties officeooo:rsid="00185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Sprache und Syntax zu spezifizieren.</text:span></text:p>
      <text:p text:style-name="Standard">→<text:span text:style-name="T1"> Es ist eine Grammatik, bestehend aus Zeichen, um eine Sprache, wie Programmiersprachen, </text:span></text:p>
      <text:p text:style-name="Standard"><text:tab/><text:span text:style-name="T1">zu definieren.</text:span></text:p>
      <text:p text:style-name="Standard"/>
      <text:p text:style-name="Standard">- <text:span text:style-name="T2">Symbole</text:span></text:p>
      <text:p text:style-name="Standard">→<text:span text:style-name="T2"> Pipes |</text:span></text:p>
      <text:p text:style-name="Standard"><text:tab/>→<text:span text:style-name="T2"> Entweder links oder rechts neben der Pipe muss verwendet werden.</text:span></text:p>
      <text:p text:style-name="Standard"/>
      <text:p text:style-name="P1">→ Squarebrackets []</text:p>
      <text:p text:style-name="P1"><text:tab/>→ Innerhalb der Squarebrackets sind optional.</text:p>
      <text:p text:style-name="P1"/>
      <text:p text:style-name="P1">→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9:51:57.351901333</meta:creation-date>
    <meta:generator>LibreOffice/6.4.7.2$Linux_X86_64 LibreOffice_project/40$Build-2</meta:generator>
    <dc:date>2022-09-02T20:06:27.230600023</dc:date>
    <meta:editing-duration>PT4M20S</meta:editing-duration>
    <meta:editing-cycles>2</meta:editing-cycles>
    <meta:document-statistic meta:table-count="0" meta:image-count="0" meta:object-count="0" meta:page-count="1" meta:paragraph-count="9" meta:word-count="47" meta:character-count="295" meta:non-whitespace-character-count="252"/>
  </office:meta>
</office:document-meta>
</file>